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3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19.10.11 02:40   |   <text:a xlink:type="simple" xlink:href="http://palinfo.habago.org/Entry?Command=Information_PrintForum&amp;iPage=2#FORUM37973"><text:span text:style-name="T1">#</text:span></text:a></text:p>
      <text:p text:style-name="P2">卡韓政變 (184)：假如我是美國領導人 <text:line-break/><text:line-break/>陳真 2019.10. 11. <text:line-break/><text:line-break/><text:line-break/>上個月(九月) 七日，我特地跑去高雄圖書館聽蘇起演講。演講中，蘇起就有提到所謂兵棋推演美軍打輸解放軍的事。我不太記得他在演講中是否有詳細說明，但台灣媒體諸如這樣的標題：「兵棋推演18次全敗。若與陸開戰，美國百分百會輸」，其實相當誤導。報導內容同時也混淆、誇大了各種不同訊息與結論。 <text:line-break/><text:line-break/>比方說， <text:line-break/><text:line-break/>誤解一，Robert Work 和 Greg Grant 的完整報告在此： <text:line-break/><text:line-break/>https://bit.ly/2VwX6oS <text:line-break/><text:line-break/>作者完全沒有說大陸已經可以打垮美國，而是說在中國建國一百周年即2049年之前，中國的整體軍力「有可能」超越美國。 <text:line-break/><text:line-break/>作者還把中國的軍力提昇分成三個階段。 <text:line-break/><text:line-break/>階段一有點類似不對稱作戰，以小博大，以弱擊強。在階段一，中國仍遠遜於美國。階段二則進展到「可與之匹敵」的程度。階段三才是明顯超越美國。 <text:line-break/><text:line-break/>至於中國目前軍力處於哪個階段，西方一些媒體在解讀這份報告時，往往很明確地指出中國仍在階段一。例如 The National Interest 今年六月的報導： <text:line-break/><text:line-break/>https://bit.ly/2AYXL95 <text:line-break/><text:line-break/>但我看過 Robert Work 和 Greg Grant 的完整報告，作者並沒有明確指出中國發展到哪個階段。不過，從內容細節來解讀，作者應該是認為中國目前處於第二階段，簡單說就是一旦中美全面開戰，將兩敗俱傷。但是作者特別指出，中國在AI (人工智慧)及量子科學方面的世界性主導地位，很可能不用等到 2049年，就能在整體戰力上超前美國。 <text:line-break/><text:line-break/>誤解二：Robert Work 和 Greg Grant 的報告談的是中美兩國的整體軍力，而蘇起或媒體所提之各項兵推 (其中最主要是蘭德公司所做的報告)，卻是指中國鄰近區域的戰爭，其中最主要的世界火藥庫，當然就是台海兩岸。各項兵推指的是美國的「馳援」或「軍事介入」這個區域的戰爭能力，包括「馳援」的時效性。 <text:line-break/><text:line-break/>簡單說，美國大老遠跑來台海作戰，究竟能夠在多短的時間內派多少軍隊？能夠有運輸多少武器與作戰能力？所謂兵推打輸解放軍，指的是這個意思，這跟整體軍力是兩回事。 <text:line-break/><text:line-break/>而且，就如蘭德公司的資深研究員David Ochmanek 所強調： <text:line-break/><text:line-break/>https://bit.ly/30YXYnw   <text:line-break/><text:line-break/>這意思並不是說中國共產黨將佔領白宮，而只是說中國在其鄰近區域具有作戰優勢，如此而已。他還強調，兵推所謂輸贏指的是某種目標底下的輸贏 (例如打敗台灣)；他說，解放軍要打敗台灣，估計大約只需要幾天或頂多幾周的時間。在這麼短的時間內，美軍很難成功軍事介入。 <text:line-break/><text:line-break/>所謂美軍打輸解放軍，指的是這個意思，大家別會錯意，別太高興。事實上，祖國戰力跟美國還差遠了。而且，就如 Ochmanek 所說，美軍半個多世紀來每天在打仗，而中國在過去幾十年來卻根本沒有作戰經驗，因此，所謂兵推只是紙上談兵，實際作戰經驗依然十分重要。 <text:line-break/><text:line-break/>誤解三，把所謂兵推視為一種現實政治判斷的依據是危險的。 <text:line-break/><text:line-break/>比方說，假設今天我是美國領導人，我哪需要馬上派軍隊來跟解放軍一決雌雄？我只要在物資、武器及政治上提供台灣各項支援與煽動就行，盡量延長戰火，儘可能製造雙方最大的動亂與傷亡，最好可以變成一種長期內戰或大屠殺；並且支持台灣對大陸本土發動更多攻擊，盡一切力量擴大戰火、仇恨與血腥衝突。 <text:line-break/><text:line-break/>這時候，就有可能大規模傷害大陸的各項國力與經濟發展。只要讓大陸延緩發展個十幾年或幾十年，大陸就有可能從此一蹶不振，永遠都不可能再挑戰美國的世界霸主地位。 <text:line-break/><text:line-break/>簡單說，以某種特定目標 (亦即解放軍打敗台灣) 來設定兵推勝負，在我看來是沒有多少現實意義的，甚至極其誤導。因為，在美國人的戰略用途上，台灣就是一顆人肉炸彈。炸彈的用途當然就是找一個最好的時間點引爆，以製造敵人 (即中國大陸) 最大、最長久的致命傷害，使之喪失挑戰世界霸主的能力。這恐怕才是美國真正的盤算。美國怎麼可能會想去救一顆由他長年所精心打造的人肉核彈？ <text:line-break/><text:line-break/>台灣人最好要認清這一點。美國長年以來在世界各地不就都是這麼搞的嗎？中國需要的是一種穩定與和平的世界秩序及兩岸關係，才有可能追求自身的發展。但美國卻剛好相反，敵人或諸多弱小國家的穩定與和平，恰恰是美國所最不樂見的；他需要的是製造最大的血腥與動亂，方才符合他最大的利益。 <text:line-break/><text:line-break/>你看，不管是阿富汗、伊拉克、利比亞與敘利亞等等等等等，所有這些年來被美國侵略的國家，都是原本好不容易在穩定與和平的政治秩序中開始尋求發展；就在人民生活逐漸走向安定與富足之際，美國就撒個謊找個藉口入侵了。這些國家立即成為極其血腥恐怖的人間煉獄，被戰火與饑餓和各種犯罪與暴力，摧毀數百萬條人命，製造數千萬難民。 <text:line-break/><text:line-break/>這些國家，往後數十年都很難脫離恐怖地獄般的內亂或內戰處境 (往往由美國所策動，一如中國當年的軍閥割據與內戰)，美國就從一片戰亂血腥中掠奪各項暴利與資源，包括石油；以人命為代價，擴大帝國勢力範圍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